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095" officeooo:paragraph-rsid="00003095"/>
    </style:style>
    <style:style style:name="P2" style:family="paragraph" style:parent-style-name="Standard">
      <style:text-properties officeooo:rsid="00003095" officeooo:paragraph-rsid="000041cb"/>
    </style:style>
    <style:style style:name="P3" style:family="paragraph" style:parent-style-name="Standard">
      <style:text-properties officeooo:rsid="000041cb" officeooo:paragraph-rsid="000041cb"/>
    </style:style>
    <style:style style:name="P4" style:family="paragraph" style:parent-style-name="Standard">
      <style:text-properties fo:font-weight="bold" officeooo:rsid="00003095" officeooo:paragraph-rsid="00003095" style:font-weight-asian="bold" style:font-weight-complex="bold"/>
    </style:style>
    <style:style style:name="P5" style:family="paragraph" style:parent-style-name="Standard">
      <style:text-properties fo:color="#808080" fo:font-size="10pt" fo:font-style="italic" style:text-underline-style="none" officeooo:rsid="00003095" officeooo:paragraph-rsid="00003095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03095" officeooo:paragraph-rsid="0000309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06c63" officeooo:paragraph-rsid="00006c63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 text:number-lines="false" text:line-number="0"/>
      <style:text-properties fo:color="#808080" fo:font-size="10pt" fo:font-style="italic" style:text-underline-style="none" officeooo:rsid="00003095" officeooo:paragraph-rsid="00006c63" style:font-size-asian="10pt" style:font-style-asian="italic" style:font-size-complex="10pt" style:font-style-complex="italic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 text:number-lines="false" text:line-number="0"/>
      <style:text-properties fo:color="#808080" fo:font-size="10pt" fo:font-style="italic" style:text-underline-style="none" officeooo:rsid="00003095" officeooo:paragraph-rsid="00007029" style:font-size-asian="10pt" style:font-style-asian="italic" style:font-size-complex="10pt" style:font-style-complex="italic"/>
    </style:style>
    <style:style style:name="T1" style:family="text">
      <style:text-properties officeooo:rsid="000041cb"/>
    </style:style>
    <style:style style:name="T2" style:family="text">
      <style:text-properties style:font-name="Liberation Serif" fo:font-size="12pt" fo:font-style="normal" style:text-underline-style="none" fo:font-weight="normal" officeooo:rsid="00006c63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style:text-underline-style="none" fo:font-weight="normal" officeooo:rsid="00007029" style:font-weight-asian="normal" style:font-weight-complex="normal"/>
    </style:style>
    <style:style style:name="T4" style:family="text">
      <style:text-properties fo:color="#808080" style:font-name="Liberation Serif"/>
    </style:style>
    <style:style style:name="T5" style:family="text">
      <style:text-properties fo:color="#808080" style:font-name="Liberation Serif" officeooo:rsid="00006c63"/>
    </style:style>
    <style:style style:name="T6" style:family="text">
      <style:text-properties fo:color="#808080" style:font-name="Liberation Serif" fo:font-weight="bold" officeooo:rsid="00006c63"/>
    </style:style>
    <style:style style:name="T7" style:family="text">
      <style:text-properties fo:color="#808080" style:font-name="Liberation Serif" fo:font-weight="bold" officeooo:rsid="00006c63" style:font-weight-asian="bold" style:font-weight-complex="bold"/>
    </style:style>
    <style:style style:name="T8" style:family="text">
      <style:text-properties fo:color="#808080" style:font-name="Liberation Serif" fo:font-style="normal" fo:font-weight="bold" officeooo:rsid="00006c63" style:font-style-asian="normal" style:font-weight-asian="bold" style:font-style-complex="normal" style:font-weight-complex="bold"/>
    </style:style>
    <style:style style:name="T9" style:family="text">
      <style:text-properties fo:color="#808080" style:font-name="Liberation Serif" fo:font-style="normal" style:text-underline-style="none" fo:font-weight="bold" officeooo:rsid="00006c63" style:font-style-asian="normal" style:font-weight-asian="bold" style:font-style-complex="normal" style:font-weight-complex="bold"/>
    </style:style>
    <style:style style:name="T10" style:family="text">
      <style:text-properties fo:color="#808080" style:font-name="Liberation Serif" fo:font-size="12pt" fo:font-style="normal" style:text-underline-style="none" fo:font-weight="bold" officeooo:rsid="00006c63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808080" style:font-name="Liberation Serif" fo:font-size="12pt" fo:font-style="normal" style:text-underline-style="none" officeooo:rsid="00006c63" style:font-size-asian="12pt" style:font-style-asian="normal" style:font-size-complex="12pt" style:font-style-complex="normal"/>
    </style:style>
    <style:style style:name="T12" style:family="text">
      <style:text-properties fo:color="#808080" style:font-name="Liberation Serif" fo:font-size="12pt" fo:font-style="normal" style:text-underline-style="none" fo:font-weight="normal" officeooo:rsid="00006c6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808080" style:font-name="Liberation Serif" style:text-underline-style="none" fo:font-weight="normal" officeooo:rsid="00007029" style:font-weight-asian="normal" style:font-weight-complex="normal"/>
    </style:style>
    <style:style style:name="T14" style:family="text">
      <style:text-properties fo:color="#000000" style:font-name="Liberation Serif" fo:font-size="12pt" fo:font-style="normal" style:text-underline-style="none" fo:font-weight="normal" officeooo:rsid="00006c6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Liberation Serif" fo:font-size="12pt" fo:font-style="normal" style:text-underline-style="none" fo:font-weight="normal" officeooo:rsid="0000702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Liberation Serif" fo:font-size="12pt" fo:font-style="normal" style:text-underline-style="none" officeooo:rsid="00006c63" style:font-size-asian="12pt" style:font-style-asian="normal" style:font-size-complex="12pt" style:font-style-complex="normal"/>
    </style:style>
    <style:style style:name="T17" style:family="text">
      <style:text-properties fo:color="#000000" style:font-name="Liberation Serif" fo:font-size="12pt" fo:font-style="normal" style:text-underline-style="none" fo:font-weight="bold" officeooo:rsid="00006c63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000000" style:font-name="Liberation Serif" fo:font-size="12pt" fo:font-style="normal" style:text-underline-style="none" fo:font-weight="bold" officeooo:rsid="00007029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Liberation Serif" fo:font-size="12pt" style:text-underline-style="none" fo:font-weight="normal" officeooo:rsid="00007029" style:font-size-asian="12pt" style:font-weight-asian="normal" style:font-size-complex="12pt" style:font-weight-complex="normal"/>
    </style:style>
    <style:style style:name="T20" style:family="text">
      <style:text-properties fo:color="#000000" style:font-name="Liberation Serif" style:text-underline-style="none" fo:font-weight="normal" officeooo:rsid="00007029" style:font-weight-asian="normal" style:font-weight-complex="normal"/>
    </style:style>
    <style:style style:name="T21" style:family="text">
      <style:text-properties officeooo:rsid="00007029"/>
    </style:style>
    <style:style style:name="T22" style:family="text">
      <style:text-properties fo:color="#666666" style:font-name="Liberation Serif" style:text-underline-style="none" fo:font-weight="normal" officeooo:rsid="0000702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cteurs avec le plus de recrutement d'informaticiens en France, en 2012</text:p>
      <text:p text:style-name="P4"/>
      <text:p text:style-name="P4">Secteur de l'industrie :</text:p>
      <text:p text:style-name="P1"/>
      <text:p text:style-name="P1"><text:tab/>Agro-alimentaire, énergie et automobile : Des nouveaux secteurs dont les besoins de recrutement d'informaticiens sont en croissance. </text:p>
      <text:p text:style-name="P2"><text:s text:c="6"/>Besoin <text:span text:style-name="T1">d'une part, des </text:span>informaticiens <text:span text:style-name="T1">formés à l'électronique, sachant gérer des robots et automates interconnectés. </text:span></text:p>
      <text:p text:style-name="P2"><text:span text:style-name="T1"><text:s text:c="6"/>Et d'autre part, des informaticiens ayant une solide connaissance de l'entreprise qui pourraient tenir le rôle de manager.</text:span></text:p>
      <text:p text:style-name="P3"><text:s text:c="6"/>Ce sont des entreprises qui ont besoin de se centraliser sur l'informatique pour un projet, etc (souvent des groupes industriels). </text:p>
      <text:p text:style-name="P3"><text:s text:c="6"/>Formation nécessaire : Pas forcement plus de 5 ans.</text:p>
      <text:p text:style-name="P1"/>
      <text:p text:style-name="P4">Grandes entreprises et administrations :</text:p>
      <text:p text:style-name="P1"/>
      <text:p text:style-name="P3">- Numérisation de documents (ex : dossiers médicaux dans les hôpitaux)</text:p>
      <text:p text:style-name="P3">Spécialiste dans la virtualisation (conception de logiciels)</text:p>
      <text:p text:style-name="P3">Responsable système d'information </text:p>
      <text:p text:style-name="P3">Formation nécessaire : Plus de 5 ans.</text:p>
      <text:p text:style-name="P1"/>
      <text:p text:style-name="P1"/>
      <text:p text:style-name="P7">Exemple d'entreprises qui recrutent énormément ou qui ont l'avantage d'être une société riche:</text:p>
      <text:p text:style-name="P7">Cisco :70 000 employés</text:p>
      <text:p text:style-name="P7">Microsoft : 100 000 employés</text:p>
      <text:p text:style-name="P7">NetApp : 500 employés</text:p>
      <text:p text:style-name="P7">SAS : </text:p>
      <text:p text:style-name="P7">Google : 40 000 employés</text:p>
      <text:p text:style-name="P1"/>
      <text:p text:style-name="P5">Source<text:span text:style-name="T21">s</text:span>: <text:a xlink:type="simple" xlink:href="http://www.cadresonline.com/conseils/actualites/dossiers-emploi/dossier/article/les-secteurs-les-plus-friands-dinformaticiens.html" text:style-name="Internet_20_link" text:visited-style-name="Visited_20_Internet_20_Link">http://www.cadresonline.com/conseils/actualites/dossiers-emploi/dossier/article/les-secteurs-les-plus-friands-dinformaticiens.html</text:a></text:p>
      <text:p text:style-name="P8"><text:a xlink:type="simple" xlink:href="http://www.journaldunet.com/solutions/emploi-rh/recrutement-informatique/" text:style-name="Internet_20_link" text:visited-style-name="Visited_20_Internet_20_Link"><text:span text:style-name="Internet_20_link"><text:span text:style-name="T5">h</text:span></text:span></text:a><text:a xlink:type="simple" xlink:href="http://www.journaldunet.com/solutions/emploi-rh/recrutement-informatique/" text:style-name="Internet_20_link" text:visited-style-name="Visited_20_Internet_20_Link"><text:span text:style-name="Internet_20_link"><text:span text:style-name="T4">ttp://www.journaldunet.com/solutions/e</text:span></text:span></text:a><text:a xlink:type="simple" xlink:href="http://www.journaldunet.com/solutions/emploi-rh/recrutement-informatique/" text:style-name="Internet_20_link" text:visited-style-name="Visited_20_Internet_20_Link"><text:span text:style-name="Internet_20_link"><text:span text:style-name="T5">m</text:span></text:span></text:a><text:a xlink:type="simple" xlink:href="http://www.journaldunet.com/solutions/emploi-rh/recrutement-informatique/" text:style-name="Internet_20_link" text:visited-style-name="Visited_20_Internet_20_Link"><text:span text:style-name="Internet_20_link"><text:span text:style-name="T4">ploi-rh/recrutement-informatique/</text:span></text:span></text:a></text:p>
      <text:p text:style-name="P8"><text:span text:style-name="Internet_20_link"><text:span text:style-name="T4"/></text:span></text:p>
      <text:p text:style-name="P8"><text:span text:style-name="Internet_20_link"><text:span text:style-name="T17">Les SSII </text:span></text:span><text:span text:style-name="Internet_20_link"><text:span text:style-name="T18">ou les Start-Up</text:span></text:span><text:span text:style-name="Internet_20_link"><text:span text:style-name="T17">:</text:span></text:span></text:p>
      <text:p text:style-name="P8"><text:span text:style-name="Internet_20_link"><text:span text:style-name="T14">(société de services en ingénierie informatique ou entreprise de services du numérique (ESN))</text:span></text:span></text:p>
      <text:p text:style-name="P9"><text:span text:style-name="Internet_20_link"><text:span text:style-name="T15">Elles représentent 80% des emplois.</text:span></text:span></text:p>
      <text:p text:style-name="P9"><text:span text:style-name="Internet_20_link"><text:span text:style-name="T15"/></text:span></text:p>
      <text:p text:style-name="P9"><text:span text:style-name="Internet_20_link"><text:span text:style-name="T13">Sources:<text:tab/>http://www.letudiant.fr/jobsstages/nos-conseils/esn-ex-SSII-ou-start-up-jeunes-diplomes-de-l-informatique-comment-choisir-votre-future-entreprise.html</text:span></text:span></text:p>
      <text:p text:style-name="P8"><text:span text:style-name="Internet_20_link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Monestier</meta:initial-creator>
    <meta:creation-date>2015-12-02T14:36:59.821366859</meta:creation-date>
    <dc:date>2015-12-02T15:27:21.998872841</dc:date>
    <dc:creator>Maxime Monestier</dc:creator>
    <meta:editing-duration>PT3M55S</meta:editing-duration>
    <meta:editing-cycles>1</meta:editing-cycles>
    <meta:document-statistic meta:table-count="0" meta:image-count="0" meta:object-count="0" meta:page-count="1" meta:paragraph-count="24" meta:word-count="188" meta:character-count="1635" meta:non-whitespace-character-count="1441"/>
    <meta:generator>LibreOffice/4.4.2.2$Linux_X86_64 LibreOffice_project/40m0$Build-2</meta:generator>
  </office:meta>
</office:document-meta>
</file>